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1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1cm"/>
    </style:style>
    <style:style style:name="co2" style:family="table-column">
      <style:table-column-properties fo:break-before="auto" style:column-width="6.803cm"/>
    </style:style>
    <style:style style:name="co3" style:family="table-column">
      <style:table-column-properties fo:break-before="auto" style:column-width="0.617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0.67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4.413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Curso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74pt solid #808080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glyph-orientation-vertical="0" fo:border-bottom="0.74pt solid #808080" style:diagonal-bl-tr="none" style:diagonal-tl-br="none" style:text-align-source="value-type" style:repeat-content="false" fo:wrap-option="wrap" fo:border-left="0.74pt solid #808080" style:direction="ltr" fo:padding="0.071cm" fo:border-right="none" style:rotation-angle="0" style:rotation-align="none" style:shrink-to-fit="false" fo:border-top="0.74pt solid #80808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true" fo:border-top="0.74pt solid #80808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true" fo:border-top="0.06pt solid #80808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true" fo:border-top="0.06pt solid #80808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true" fo:border-top="0.06pt solid #80808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90" style:rotation-align="bottom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06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06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74pt solid #808080" style:rotation-angle="90" style:rotation-align="bottom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06pt solid #808080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06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06pt solid #808080" style:rotation-angle="0" style:rotation-align="none" style:shrink-to-fit="tru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26" style:family="table-cell" style:parent-style-name="Default" style:data-style-name="N12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27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06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28" style:family="table-cell" style:parent-style-name="Default" style:data-style-name="N12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29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90" style:rotation-align="bottom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06pt solid #808080" style:direction="ltr" fo:padding="0.071cm" fo:border-right="0.06pt solid #808080" style:rotation-angle="0" style:rotation-align="none" style:shrink-to-fit="tru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1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2" style:family="table-cell" style:parent-style-name="Default" style:data-style-name="N120">
      <style:table-cell-properties style:glyph-orientation-vertical="0" fo:background-color="#ccffff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3" style:family="table-cell" style:parent-style-name="Default" style:data-style-name="N12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9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74pt solid #808080" style:rotation-angle="0" style:rotation-align="none" style:shrink-to-fit="tru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6" style:family="table-cell" style:parent-style-name="Default" style:data-style-name="N12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7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74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8" style:family="table-cell" style:parent-style-name="Default" style:data-style-name="N12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9" style:family="table-cell" style:parent-style-name="Default" style:data-style-name="N3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41" style:family="table-cell" style:parent-style-name="Default" style:data-style-name="N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42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43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0">
      <style:table-cell-properties fo:padding="0.071cm"/>
    </style:style>
    <style:style style:name="T1" style:family="text">
      <style:text-properties style:use-window-font-color="true" style:font-name="Arial" fo:font-size="24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24pt" style:font-size-complex="24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urso" table:style-name="ta1" table:print-ranges="Curso.A1:Curso.AG31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number-columns-repeated="26" table:default-cell-style-name="ce19"/>
        <table:table-column table:style-name="co4" table:number-columns-repeated="2" table:default-cell-style-name="ce19"/>
        <table:table-column table:style-name="co4" table:default-cell-style-name="ce39"/>
        <table:table-column table:style-name="co5" table:number-columns-repeated="2" table:default-cell-style-name="ce39"/>
        <table:table-column table:style-name="co6" table:number-columns-repeated="199" table:default-cell-style-name="ce46"/>
        <table:table-column table:style-name="co6" table:number-columns-repeated="2" table:default-cell-style-name="ce47"/>
        <table:table-column table:style-name="co6" table:number-columns-repeated="790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8" office:value-type="string" calcext:value-type="string">
            <text:p>CURSO</text:p>
            <text:p/>
            <text:p/>
            <text:p><text:span text:style-name="T1"> </text:span></text:p>
            <text:p><text:span text:style-name="T2">CC BY-SA 4.0   www.picuino.com</text:span></text:p>
          </table:table-cell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 office:value-type="string" calcext:value-type="string">
            <text:p>Examen:</text:p>
          </table:table-cell>
          <table:table-cell table:style-name="ce29"/>
          <table:table-cell table:style-name="ce34" office:value-type="string" calcext:value-type="string">
            <text:p>MEDIA</text:p>
          </table:table-cell>
          <table:table-cell table:style-name="ce34" office:value-type="string" calcext:value-type="string">
            <text:p>NOTA FINAL</text:p>
          </table:table-cell>
          <table:table-cell table:style-name="ce34" office:value-type="string" calcext:value-type="string">
            <text:p>RECUPERACIÓN</text:p>
          </table:table-cell>
          <table:table-cell table:style-name="ce44" table:number-columns-repeated="99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25"/>
          <table:table-cell table:style-name="ce30"/>
          <table:table-cell table:style-name="ce35"/>
          <table:table-cell table:style-name="ce40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12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28"/>
          <table:table-cell table:style-name="ce33"/>
          <table:table-cell table:style-name="ce38"/>
          <table:table-cell table:style-name="ce43" table:number-columns-repeated="2"/>
          <table:table-cell table:style-name="ce45" table:number-columns-repeated="991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urso.$A$1" table:cell-range-address="$Curso.$A$1:.$AG$31" table:range-usable-as="print-range"/>
          <table:named-range table:name="Print_Area" table:base-cell-address="$Curso.$A$1" table:cell-range-address="#REF!"/>
        </table:named-expressions>
        <calcext:conditional-formats>
          <calcext:conditional-format calcext:target-range-address="Curso.AC2:Curso.AE31">
            <calcext:condition calcext:apply-style-name="Excel_CondFormat_1_1_1" calcext:value="&lt;5" calcext:base-cell-address="Curso.AC2"/>
          </calcext:conditional-format>
          <calcext:conditional-format calcext:target-range-address="Curso.AF2:Curso.AG31">
            <calcext:condition calcext:apply-style-name="Excel_CondFormat_1_2_1" calcext:value="&lt;5" calcext:base-cell-address="Curso.AF2"/>
          </calcext:conditional-format>
        </calcext:conditional-formats>
      </table:table>
      <table:named-expressions>
        <table:named-range table:name="curso" table:base-cell-address="$Curso.$A$1" table:cell-range-address="$Curso.$B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1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_32_0_25__20_-_20_Énfasis1" style:display-name="20% - Énfasis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dddddd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f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1" style:display-name="Encabezado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5f_cuaderno_5f_notas" style:display-name="Neutral_cuaderno_notas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ta_20_final" style:display-name="Nota final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Notas" style:family="table-cell" style:parent-style-name="Default">
      <style:table-cell-properties fo:background-color="#ffffcc" style:diagonal-bl-tr="none" style:diagonal-tl-br="none" fo:border="0.74pt solid #969696" fo:padding="0.071cm" style:rotation-align="none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alida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Suspenso_20_claro" style:display-name="Suspenso claro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Suspenso_20_oscuro" style:display-name="Suspenso oscuro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Text_20_1" style:display-name="Text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_20_2_20_1" style:display-name="Título 2 1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cc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ext-properties fo:color="#cc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6cm" fo:margin-left="0.801cm" fo:margin-right="0.801cm" style:print-page-order="ltr" style:first-page-number="continue" style:scale-to-X="1" style:scale-to-Y="1" style:table-centering="horizontal" style:writing-mode="lr-tb"/>
      <style:header-style>
        <style:header-footer-properties fo:min-height="0.75cm" fo:margin-left="1.101cm" fo:margin-right="1.101cm" fo:margin-bottom="0cm"/>
      </style:header-style>
      <style:footer-style>
        <style:header-footer-properties fo:min-height="0.75cm" fo:margin-left="1.101cm" fo:margin-right="1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urso" style:display-name="PageStyle_Curs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Cuaderno de Notas</dc:title>
    <dc:subject>CC BY-SA 4.0   www.picuino.com</dc:subject>
    <meta:initial-creator>Carlos Pardo</meta:initial-creator>
    <dc:creator>User</dc:creator>
    <dc:date>2022-03-09T15:54:34</dc:date>
    <meta:print-date>2021-06-18T18:17:26</meta:print-date>
    <meta:document-statistic meta:table-count="1" meta:cell-count="36" meta:object-count="0"/>
    <meta:generator>LibreOffice/7.2.5.2$Windows_X86_64 LibreOffice_project/499f9727c189e6ef3471021d6132d4c694f357e5</meta:generator>
  </office:meta>
</office:document-meta>
</file>